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7b90" officeooo:paragraph-rsid="001e7b90"/>
    </style:style>
    <style:style style:name="P2" style:family="paragraph" style:parent-style-name="Standard">
      <style:paragraph-properties fo:text-align="center" style:justify-single-word="false"/>
      <style:text-properties officeooo:rsid="001e7b90" officeooo:paragraph-rsid="001e7b90"/>
    </style:style>
    <style:style style:name="P3" style:family="paragraph" style:parent-style-name="Standard">
      <style:text-properties officeooo:rsid="001e7b90" officeooo:paragraph-rsid="0020948b"/>
    </style:style>
    <style:style style:name="P4" style:family="paragraph" style:parent-style-name="Standard">
      <style:text-properties officeooo:rsid="001e7b90" officeooo:paragraph-rsid="002fb829"/>
    </style:style>
    <style:style style:name="P5" style:family="paragraph" style:parent-style-name="Standard">
      <style:paragraph-properties fo:text-align="start" style:justify-single-word="false"/>
      <style:text-properties officeooo:rsid="001e7b90" officeooo:paragraph-rsid="001e7b90"/>
    </style:style>
    <style:style style:name="P6" style:family="paragraph" style:parent-style-name="Standard">
      <style:text-properties officeooo:rsid="001e7b90" officeooo:paragraph-rsid="00351764"/>
    </style:style>
    <style:style style:name="P7" style:family="paragraph" style:parent-style-name="Standard">
      <style:text-properties officeooo:rsid="001e7b90" officeooo:paragraph-rsid="006c40cd"/>
    </style:style>
    <style:style style:name="P8" style:family="paragraph" style:parent-style-name="Standard">
      <style:text-properties officeooo:rsid="001f8d70" officeooo:paragraph-rsid="001e7b90"/>
    </style:style>
    <style:style style:name="P9" style:family="paragraph" style:parent-style-name="Standard">
      <style:text-properties officeooo:rsid="001f8d70" officeooo:paragraph-rsid="006c40cd"/>
    </style:style>
    <style:style style:name="P10" style:family="paragraph" style:parent-style-name="Standard">
      <style:text-properties officeooo:rsid="0020948b" officeooo:paragraph-rsid="0020948b"/>
    </style:style>
    <style:style style:name="P11" style:family="paragraph" style:parent-style-name="Standard">
      <style:text-properties fo:font-style="normal" officeooo:rsid="002e3b80" officeooo:paragraph-rsid="007a2054" style:font-style-asian="normal" style:font-style-complex="normal"/>
    </style:style>
    <style:style style:name="P12" style:family="paragraph" style:parent-style-name="Standard">
      <style:text-properties fo:font-style="normal" officeooo:rsid="00285e73" officeooo:paragraph-rsid="002bbc71" style:font-style-asian="normal" style:font-style-complex="normal"/>
    </style:style>
    <style:style style:name="P13" style:family="paragraph" style:parent-style-name="Standard">
      <style:text-properties officeooo:rsid="00704285" officeooo:paragraph-rsid="00704285"/>
    </style:style>
    <style:style style:name="P14" style:family="paragraph" style:parent-style-name="Standard">
      <style:text-properties officeooo:rsid="0071c631" officeooo:paragraph-rsid="0071c631"/>
    </style:style>
    <style:style style:name="P15" style:family="paragraph" style:parent-style-name="Standard">
      <style:text-properties fo:font-size="8pt" officeooo:rsid="0071c631" officeooo:paragraph-rsid="0071c631" style:font-size-asian="8pt" style:font-size-complex="8pt"/>
    </style:style>
    <style:style style:name="P16" style:family="paragraph" style:parent-style-name="Standard">
      <style:text-properties fo:font-size="12pt" officeooo:rsid="0071c631" officeooo:paragraph-rsid="0071c631" style:font-size-asian="10.5pt" style:font-size-complex="12pt"/>
    </style:style>
    <style:style style:name="P17" style:family="paragraph" style:parent-style-name="Standard">
      <style:text-properties fo:font-size="12pt" officeooo:rsid="0072c028" officeooo:paragraph-rsid="0072c028" style:font-size-asian="10.5pt" style:font-size-complex="12pt"/>
    </style:style>
    <style:style style:name="P18" style:family="paragraph" style:parent-style-name="Standard">
      <style:text-properties fo:font-size="12pt" officeooo:rsid="008406ea" officeooo:paragraph-rsid="0074b2a9" style:font-size-asian="10.5pt" style:font-size-complex="12pt"/>
    </style:style>
    <style:style style:name="P19" style:family="paragraph" style:parent-style-name="Standard">
      <style:text-properties fo:font-size="12pt" officeooo:rsid="00846443" officeooo:paragraph-rsid="00846443" style:font-size-asian="10.5pt" style:font-size-complex="12pt"/>
    </style:style>
    <style:style style:name="P20" style:family="paragraph" style:parent-style-name="Standard">
      <style:text-properties fo:font-size="12pt" officeooo:rsid="0088d70c" officeooo:paragraph-rsid="00846443" style:font-size-asian="10.5pt" style:font-size-complex="12pt"/>
    </style:style>
    <style:style style:name="P21" style:family="paragraph" style:parent-style-name="Standard">
      <style:text-properties fo:font-size="12pt" officeooo:rsid="0088d70c" officeooo:paragraph-rsid="0088d70c" style:font-size-asian="10.5pt" style:font-size-complex="12pt"/>
    </style:style>
    <style:style style:name="P22" style:family="paragraph" style:parent-style-name="Standard">
      <style:text-properties officeooo:rsid="007c080b" officeooo:paragraph-rsid="007c080b"/>
    </style:style>
    <style:style style:name="P23" style:family="paragraph" style:parent-style-name="Title">
      <style:text-properties officeooo:paragraph-rsid="001e7b90"/>
    </style:style>
    <style:style style:name="P24" style:family="paragraph" style:parent-style-name="Standard">
      <style:paragraph-properties fo:text-align="center" style:justify-single-word="false"/>
      <style:text-properties fo:font-style="italic" officeooo:rsid="003b339c" officeooo:paragraph-rsid="00355351" style:font-style-asian="italic" style:font-style-complex="italic"/>
    </style:style>
    <style:style style:name="P25" style:family="paragraph" style:parent-style-name="Standard">
      <style:text-properties officeooo:rsid="00805596" officeooo:paragraph-rsid="006c40cd"/>
    </style:style>
    <style:style style:name="P26" style:family="paragraph" style:parent-style-name="Standard" style:list-style-name="L1">
      <style:text-properties officeooo:rsid="00704285" officeooo:paragraph-rsid="00704285"/>
    </style:style>
    <style:style style:name="P27" style:family="paragraph" style:parent-style-name="Standard" style:list-style-name="L1">
      <style:text-properties officeooo:rsid="0071c631" officeooo:paragraph-rsid="0071c631"/>
    </style:style>
    <style:style style:name="P28" style:family="paragraph" style:parent-style-name="Standard" style:list-style-name="L2">
      <style:text-properties fo:font-size="12pt" officeooo:rsid="0072c028" officeooo:paragraph-rsid="0072c028" style:font-size-asian="10.5pt" style:font-size-complex="12pt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Heading_20_3">
      <style:paragraph-properties fo:break-before="page"/>
      <style:text-properties officeooo:paragraph-rsid="007dbddd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/>
    </style:style>
    <style:style style:name="P34" style:family="paragraph">
      <loext:graphic-properties draw:fill="none" draw:fill-color="#ffffff"/>
      <style:text-properties fo:font-size="10pt" style:font-size-asian="10pt" style:font-size-complex="10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officeooo:rsid="001effcb"/>
    </style:style>
    <style:style style:name="T2" style:family="text">
      <style:text-properties officeooo:rsid="001f8d70"/>
    </style:style>
    <style:style style:name="T3" style:family="text">
      <style:text-properties officeooo:rsid="0020948b"/>
    </style:style>
    <style:style style:name="T4" style:family="text">
      <style:text-properties officeooo:rsid="00218007"/>
    </style:style>
    <style:style style:name="T5" style:family="text">
      <style:text-properties officeooo:rsid="0023668d"/>
    </style:style>
    <style:style style:name="T6" style:family="text">
      <style:text-properties officeooo:rsid="0024ac4f"/>
    </style:style>
    <style:style style:name="T7" style:family="text">
      <style:text-properties fo:font-weight="normal" officeooo:rsid="0024ac4f" style:font-weight-asian="normal" style:font-weight-complex="normal"/>
    </style:style>
    <style:style style:name="T8" style:family="text">
      <style:text-properties officeooo:rsid="002f4b5a"/>
    </style:style>
    <style:style style:name="T9" style:family="text">
      <style:text-properties officeooo:rsid="00420921"/>
    </style:style>
    <style:style style:name="T10" style:family="text">
      <style:text-properties officeooo:rsid="0047ea56"/>
    </style:style>
    <style:style style:name="T11" style:family="text">
      <style:text-properties officeooo:rsid="0071c631"/>
    </style:style>
    <style:style style:name="T12" style:family="text">
      <style:text-properties officeooo:rsid="007e63d0"/>
    </style:style>
    <style:style style:name="T13" style:family="text">
      <style:text-properties officeooo:rsid="007e86dd"/>
    </style:style>
    <style:style style:name="T14" style:family="text">
      <style:text-properties officeooo:rsid="0081fd9f"/>
    </style:style>
    <style:style style:name="T15" style:family="text">
      <style:text-properties officeooo:rsid="00882f30"/>
    </style:style>
    <style:style style:name="T16" style:family="text">
      <style:text-properties officeooo:rsid="0088d70c"/>
    </style:style>
    <style:style style:name="T17" style:family="text">
      <style:text-properties officeooo:rsid="008a68d1"/>
    </style:style>
    <style:style style:name="T18" style:family="text">
      <style:text-properties officeooo:rsid="008bea52"/>
    </style:style>
    <style:style style:name="T19" style:family="text">
      <style:text-properties officeooo:rsid="008daf2a"/>
    </style:style>
    <style:style style:name="T20" style:family="text">
      <style:text-properties officeooo:rsid="008fa9d6"/>
    </style:style>
    <style:style style:name="T21" style:family="text">
      <style:text-properties officeooo:rsid="00956772"/>
    </style:style>
    <style:style style:name="T22" style:family="text">
      <style:text-properties officeooo:rsid="00958007"/>
    </style:style>
    <style:style style:name="T23" style:family="text">
      <style:text-properties officeooo:rsid="009b24e5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27in" style:run-through="foreground"/>
    </style:style>
    <style:style style:name="gr3" style:family="graphic">
      <style:graphic-properties draw:textarea-horizontal-align="justify" draw:textarea-vertical-align="middle" draw:auto-grow-height="false" fo:min-height="0.0972in" fo:min-width="0.0972in" style:run-through="foreground"/>
    </style:style>
    <style:style style:name="gr4" style:family="graphic">
      <style:graphic-properties draw:stroke="none" svg:stroke-color="#000000" draw:fill="none" draw:fill-color="#ffffff" fo:min-height="0.3083in" style:run-through="foreground"/>
    </style:style>
    <style:style style:name="gr5" style:family="graphic">
      <style:graphic-properties draw:textarea-horizontal-align="justify" draw:textarea-vertical-align="middle" draw:auto-grow-height="false" fo:min-height="0.098in" fo:min-width="0.098in" style:run-through="foreground"/>
    </style:style>
    <style:style style:name="gr6" style:family="graphic">
      <style:graphic-properties draw:textarea-horizontal-align="justify" draw:textarea-vertical-align="middle" draw:auto-grow-height="false" fo:min-height="0.0563in" fo:min-width="0.7146in" style:run-through="foreground"/>
    </style:style>
    <style:style style:name="gr7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0937in" fo:min-width="0.0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draw:auto-grow-height="false" fo:min-height="0.2846in" fo:min-width="0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0693in" fo:min-width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1.1028in" fo:min-width="1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3839in" style:run-through="foreground"/>
    </style:style>
    <style:style style:name="gr19" style:family="graphic">
      <style:graphic-properties draw:stroke="none" svg:stroke-color="#000000" draw:fill="none" draw:fill-color="#ffffff" fo:min-height="0.1925in" style:run-through="foreground"/>
    </style:style>
    <style:style style:name="gr20" style:family="graphic">
      <style:graphic-properties draw:stroke="none" svg:stroke-color="#000000" draw:fill="none" draw:fill-color="#ffffff" fo:min-height="0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ymmetric paths in<text:line-break/>Boolean algebra</text:p>
      <text:p text:style-name="P2">by Sven Nilsen, 2016</text:p>
      <text:p text:style-name="P5"/>
      <text:p text:style-name="P5"><draw:custom-shape text:anchor-type="paragraph" draw:z-index="15" draw:name="Shape12" draw:style-name="gr14" draw:text-style-name="P35" svg:width="1.3331in" svg:height="1.1031in" svg:x="5.0484in" svg:y="0.1409in"><text:p/><draw:enhanced-geometry svg:viewBox="0 0 21600 21600" draw:type="rectangle" draw:enhanced-path="M 0 0 L 21600 0 21600 21600 0 21600 0 0 Z N"/></draw:custom-shape></text:p>
      <text:p text:style-name="P5"><draw:g text:anchor-type="paragraph" draw:z-index="0" draw:style-name="gr1"><draw:frame draw:name="Shape1" draw:style-name="gr2" draw:text-style-name="P31" svg:width="0.4398in" svg:height="0.2831in" svg:x="1.3811in" svg:y="0.1012in"><draw:text-box><text:p>and</text:p></draw:text-box></draw:frame><draw:custom-shape draw:name="Shape3" draw:style-name="gr3" draw:text-style-name="P32" svg:width="0.1378in" svg:height="0.1378in" svg:x="1.4331in" svg:y="0.3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1" svg:width="0.4335in" svg:height="0.3087in" svg:x="2.463in" svg:y="0.0819in"><draw:text-box><text:p>or</text:p></draw:text-box></draw:frame><draw:custom-shape draw:name="Shape4" draw:style-name="gr5" draw:text-style-name="P32" svg:width="0.1386in" svg:height="0.1386in" svg:x="2.463in" svg:y="0.3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1.5709in" svg:y="0.331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frame text:anchor-type="paragraph" draw:z-index="1" draw:name="Shape6" draw:style-name="gr7" draw:text-style-name="P31" svg:width="0.3807in" svg:height="0.2169in" svg:x="3.3492in" svg:y="0.1244in"><draw:text-box><text:p>not</text:p></draw:text-box></draw:frame><draw:custom-shape text:anchor-type="paragraph" draw:z-index="11" draw:name="Shape5" draw:style-name="gr11" svg:width="0.2496in" svg:height="0.1378in" svg:x="5.1866in" svg:y="0.3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7" draw:name="Shape14" draw:style-name="gr16" draw:text-style-name="P31" svg:width="0.2567in" svg:height="0.2039in" svg:x="3.8744in" svg:y="0.1835in"><draw:text-box><text:p>+</text:p></draw:text-box></draw:frame><draw:custom-shape text:anchor-type="paragraph" draw:z-index="19" draw:name="Shape5" draw:style-name="gr11" svg:width="0.2496in" svg:height="0.1378in" svg:x="5.1866in" svg:y="0.59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4" draw:name="Shape11" draw:style-name="gr13" draw:text-style-name="P34" svg:width="0.8925in" svg:height="0.2079in" svg:x="5.5016in" svg:y="0.0602in"><draw:text-box><text:p><text:span text:style-name="T24">not·X</text:span></text:p></draw:text-box></draw:frame></text:p>
      <text:p text:style-name="P5"><draw:custom-shape text:anchor-type="paragraph" draw:z-index="2" draw:name="Shape7" draw:style-name="gr8" svg:width="0.1252in" svg:height="0.1315in" svg:x="3.3819in" svg:y="0.1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8" draw:style-name="gr9" draw:text-style-name="P33" svg:width="0.3378in" svg:height="0.2843in" svg:x="3.5528in" svg:y="0.0366in"><text:p/><draw:enhanced-geometry svg:viewBox="0 0 21600 21600" draw:text-areas="0 0 21600 21600" draw:type="circular-arrow" draw:modifiers="180 120.072030985217 5488.6738935653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13" draw:name="Shape10" draw:style-name="gr10" draw:text-style-name="P32" svg:x1="5.2in" svg:y1="-0.0346in" svg:x2="5.4299in" svg:y2="-0.0346in"><text:p/></draw:line><draw:frame text:anchor-type="paragraph" draw:z-index="12" draw:name="Shape9" draw:style-name="gr12" draw:text-style-name="P34" svg:width="0.8996in" svg:height="0.1815in" svg:x="5.5016in" svg:y="0.1181in"><draw:text-box><text:p><text:span text:style-name="T24">X[not]</text:span></text:p></draw:text-box></draw:frame></text:p>
      <text:p text:style-name="P5"><draw:line text:anchor-type="paragraph" draw:z-index="7" draw:name="Shape1" draw:style-name="gr10" draw:text-style-name="P32" svg:x1="1.4862in" svg:y1="0.0854in" svg:x2="1.4862in" svg:y2="0.3535in"><text:p/></draw:line><draw:line text:anchor-type="paragraph" draw:z-index="8" draw:name="Shape2" draw:style-name="gr10" draw:text-style-name="P32" svg:x1="2.5291in" svg:y1="0.0598in" svg:x2="2.5291in" svg:y2="0.3535in"><text:p/></draw:line><draw:frame text:anchor-type="paragraph" draw:z-index="20" draw:name="Shape9" draw:style-name="gr20" draw:text-style-name="P34" svg:width="0.8996in" svg:height="0.174in" svg:x="5.5016in" svg:y="0.2016in"><draw:text-box><text:p><text:span text:style-name="T24">not·X+X[not]</text:span></text:p></draw:text-box></draw:frame><draw:frame text:anchor-type="paragraph" draw:z-index="21" draw:name="Shape16" draw:style-name="gr21" draw:text-style-name="P31" svg:width="0.1122in" svg:height="0.1925in" svg:x="5.252in" svg:y="0.0972in"><draw:text-box><text:p>+</text:p></draw:text-box></draw:frame></text:p>
      <text:p text:style-name="P5"><draw:g text:anchor-type="paragraph" draw:z-index="4" draw:style-name="gr1"><draw:frame draw:name="Shape1" draw:style-name="gr2" draw:text-style-name="P31" svg:width="0.4398in" svg:height="0.2831in" svg:x="1.3756in" svg:y="0.1295in"><draw:text-box><text:p>nand</text:p></draw:text-box></draw:frame><draw:custom-shape draw:name="Shape3" draw:style-name="gr3" draw:text-style-name="P32" svg:width="0.1378in" svg:height="0.1378in" svg:x="1.4276in" svg:y="0.3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1" svg:width="0.4335in" svg:height="0.3087in" svg:x="2.4575in" svg:y="0.1102in"><draw:text-box><text:p>nor</text:p></draw:text-box></draw:frame><draw:custom-shape draw:name="Shape4" draw:style-name="gr5" draw:text-style-name="P32" svg:width="0.1386in" svg:height="0.1386in" svg:x="2.4575in" svg:y="0.3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1.5654in" svg:y="0.359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g text:anchor-type="paragraph" draw:z-index="5" draw:style-name="gr1"><draw:frame draw:name="Shape1" draw:style-name="gr2" draw:text-style-name="P31" svg:width="0.4398in" svg:height="0.2831in" svg:x="3.3634in" svg:y="0.1295in"><draw:text-box><text:p>exc</text:p></draw:text-box></draw:frame><draw:custom-shape draw:name="Shape3" draw:style-name="gr3" draw:text-style-name="P32" svg:width="0.1378in" svg:height="0.1378in" svg:x="3.4154in" svg:y="0.3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1" svg:width="0.4335in" svg:height="0.3087in" svg:x="4.4453in" svg:y="0.1102in"><draw:text-box><text:p>nrexc</text:p></draw:text-box></draw:frame><draw:custom-shape draw:name="Shape4" draw:style-name="gr5" draw:text-style-name="P32" svg:width="0.1386in" svg:height="0.1386in" svg:x="4.4453in" svg:y="0.3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3.5535in" svg:y="0.359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5"><draw:frame text:anchor-type="paragraph" draw:z-index="16" draw:name="Shape13" draw:style-name="gr15" draw:text-style-name="P36" svg:width="1.1421in" svg:height="0.1295in" svg:x="5.1543in" svg:y="0.1236in"><draw:text-box><text:p text:style-name="P32"><text:span text:style-name="T25">Symbols</text:span></text:p></draw:text-box></draw:frame></text:p>
      <text:p text:style-name="P5"><draw:line text:anchor-type="paragraph" draw:z-index="9" draw:name="Shape3" draw:style-name="gr10" draw:text-style-name="P32" svg:x1="3.5528in" svg:y1="0.1138in" svg:x2="4.4201in" svg:y2="0.7165in"><text:p/></draw:line><draw:line text:anchor-type="paragraph" draw:z-index="10" draw:name="Shape4" draw:style-name="gr10" draw:text-style-name="P32" svg:x1="4.4453in" svg:y1="0.0882in" svg:x2="3.5854in" svg:y2="0.7165in"><text:p/></draw:line></text:p>
      <text:p text:style-name="P5"/>
      <text:p text:style-name="P5"><draw:g text:anchor-type="paragraph" draw:z-index="6" draw:style-name="gr1"><draw:frame draw:name="Shape1" draw:style-name="gr2" draw:text-style-name="P31" svg:width="0.4398in" svg:height="0.2831in" svg:x="3.3382in" svg:y="0.1295in"><draw:text-box><text:p>rexc</text:p></draw:text-box></draw:frame><draw:custom-shape draw:name="Shape3" draw:style-name="gr3" draw:text-style-name="P32" svg:width="0.1378in" svg:height="0.1378in" svg:x="3.3902in" svg:y="0.3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1" svg:width="0.4335in" svg:height="0.3087in" svg:x="4.4201in" svg:y="0.1102in"><draw:text-box><text:p>nexc</text:p></draw:text-box></draw:frame><draw:custom-shape draw:name="Shape4" draw:style-name="gr5" draw:text-style-name="P32" svg:width="0.1386in" svg:height="0.1386in" svg:x="4.4201in" svg:y="0.3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3.528in" svg:y="0.359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g text:anchor-type="paragraph" draw:z-index="18" draw:style-name="gr17"><draw:frame draw:name="Shape1" draw:style-name="gr18" draw:text-style-name="P31" svg:width="0.5697in" svg:height="0.3843in" svg:x="1.3134in" svg:y="0.1504in"><draw:text-box><text:p>eq/nxor</text:p></draw:text-box></draw:frame><draw:custom-shape draw:name="Shape3" draw:style-name="gr3" draw:text-style-name="P32" svg:width="0.1378in" svg:height="0.1378in" svg:x="1.428in" svg:y="0.3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18" draw:text-style-name="P31" svg:width="0.5717in" svg:height="0.3843in" svg:x="2.3197in" svg:y="0.1311in"><draw:text-box><text:p>neq/xor</text:p></draw:text-box></draw:frame><draw:custom-shape draw:name="Shape4" draw:style-name="gr5" draw:text-style-name="P32" svg:width="0.1386in" svg:height="0.1386in" svg:x="2.4579in" svg:y="0.35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1.5654in" svg:y="0.380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name="Shape15" draw:style-name="gr19" draw:text-style-name="P31" svg:width="0.2169in" svg:height="0.1925in" svg:x="1.9913in" svg:y="0.2457in"><draw:text-box><text:p>+</text:p></draw:text-box></draw:frame></draw:g></text:p>
      <text:p text:style-name="P5"/>
      <text:p text:style-name="P5"/>
      <text:p text:style-name="P5"/>
      <text:p text:style-name="P24">Patterns of Boolean operations by paths and operations of `not`.</text:p>
      <text:p text:style-name="Text_20_body"/>
      <text:h text:style-name="Heading_20_3" text:outline-level="3">Introduction</text:h>
      <text:p text:style-name="P11">Path Semantics <text:span text:style-name="T8">(started summer 2014)</text:span> <text:span text:style-name="T9">was</text:span> inspired by <text:span text:style-name="T18">homotopy</text:span> type theory <text:span text:style-name="T18">and contextual memory combinatorics (currently unpublished). It is a natural way to express partial knowledge about functions. After two years of research and experiments with interpreters, I believe it will be a promising area for machine learning.</text:span></text:p>
      <text:p text:style-name="P11"/>
      <text:p text:style-name="P11"><text:span text:style-name="T10">One long term goal of path semantics is to develop efficient algorithms to explore the space of functions. Paths are kind of like prime numbers, which seem to have </text:span><text:span text:style-name="T7">some sort</text:span><text:span text:style-name="T6"> of system in them, but difficult to tame. This paper is about the simplest collection of functions: Boolean algebra.</text:span></text:p>
      <text:p text:style-name="P12"/>
      <text:h text:style-name="Heading_20_3" text:outline-level="3">Complete list of symmetric paths</text:h>
      <text:p text:style-name="P1">Th<text:span text:style-name="T8">e</text:span> knowledge about Boolean logical gates is derived by inferring symmetric paths, <text:span text:style-name="T5">automated by a</text:span> computer program. It is <text:span text:style-name="T2">a </text:span>basic an<text:span text:style-name="T2">d</text:span> important first step for<text:span text:style-name="T5"> the goal of </text:span>explor<text:span text:style-name="T5">ing</text:span> the space of path semantics <text:span text:style-name="T5">efficiently</text:span>. <text:span text:style-name="T8">Here is the complete list:</text:span></text:p>
      <text:p text:style-name="P1"/>
      <text:p text:style-name="P1"><text:tab/><text:span text:style-name="T1">not[not] &lt;=&gt; not</text:span></text:p>
      <text:p text:style-name="P1"><text:tab/><text:span text:style-name="T1">and[not] &lt;=&gt; or</text:span></text:p>
      <text:p text:style-name="P1"><text:tab/><text:span text:style-name="T1">or[not] &lt;=&gt; and</text:span></text:p>
      <text:p text:style-name="P4"><text:tab/><text:span text:style-name="T1">nand[not] &lt;=&gt; nor</text:span></text:p>
      <text:p text:style-name="P4"><text:tab/><text:span text:style-name="T1">nor[not] &lt;=&gt; nand</text:span></text:p>
      <text:p text:style-name="P4"><text:tab/><text:span text:style-name="T1">eq[not] &lt;=&gt; neq</text:span></text:p>
      <text:p text:style-name="P4"><text:tab/><text:span text:style-name="T1">neq[not] &lt;=&gt; eq</text:span></text:p>
      <text:p text:style-name="P6"><text:tab/><text:span text:style-name="T3">exc[not] &lt;=&gt; nrexc</text:span></text:p>
      <text:p text:style-name="P6"><text:tab/><text:span text:style-name="T3">nrexc[not] &lt;=&gt; exc</text:span></text:p>
      <text:p text:style-name="P1"><text:tab/><text:span text:style-name="T5">rexc[not] &lt;=&gt; nexc</text:span></text:p>
      <text:p text:style-name="P3"><text:tab/><text:span text:style-name="T5">nexc[not] &lt;=&gt; rexc</text:span></text:p>
      <text:p text:style-name="P1"/>
      <text:p text:style-name="P9"><text:soft-page-break/>The meaning of a statement like:</text:p>
      <text:p text:style-name="P7"/>
      <text:p text:style-name="P7"><text:tab/><text:span text:style-name="T2">and[not] &lt;=&gt; or</text:span></text:p>
      <text:p text:style-name="P7"/>
      <text:p text:style-name="P9">Is a shorthand for:</text:p>
      <text:p text:style-name="P7"/>
      <text:p text:style-name="P7"><text:tab/><text:span text:style-name="T2">fn and(a: not, b: not) → not { or(a, b) }</text:span></text:p>
      <text:p text:style-name="P7"/>
      <text:p text:style-name="P25">This is equivalent to the law:</text:p>
      <text:p text:style-name="P9"/>
      <text:p text:style-name="P9"><text:tab/><text:span text:style-name="T13">forall a, b: bool { not(and(a, b)) = or(not(a), not(b)) }</text:span></text:p>
      <text:p text:style-name="P1"/>
      <text:p text:style-name="P10">For Boolean values, one can use equality and inequality instead of `nxor` and `xor`. This is used in the list to avoid duplicates:</text:p>
      <text:p text:style-name="P3"/>
      <text:p text:style-name="P3"><text:tab/><text:span text:style-name="T1">eq &lt;=&gt; nxor</text:span></text:p>
      <text:p text:style-name="P3"><text:tab/><text:span text:style-name="T1">neq &lt;=&gt; xor</text:span></text:p>
      <text:p text:style-name="P3"/>
      <text:p text:style-name="P10">The operation `exc` is exclusion and `rexc` is right exclusion<text:span text:style-name="T4">:</text:span></text:p>
      <text:p text:style-name="P10"/>
      <text:p text:style-name="P10"><text:tab/><text:span text:style-name="T4">exc(a, b) = a – b = and(a, not(b))</text:span></text:p>
      <text:p text:style-name="P10"><text:tab/><text:span text:style-name="T4">rexc(b, a) = b – a = and(not(a), b)</text:span></text:p>
      <text:p text:style-name="P8"/>
      <text:p text:style-name="P22"><text:span text:style-name="T20">Exclusion operators are useful in some </text:span>Boolean algebra<text:span text:style-name="T20">s,</text:span> <text:span text:style-name="T14">for example in non-invertible sets where `not` is impossible.</text:span></text:p>
      <text:h text:style-name="P30" text:outline-level="3">Search algorithm</text:h>
      <text:p text:style-name="P13">The pseudo algorithm is the following:</text:p>
      <text:p text:style-name="P13"/>
      <text:list xml:id="list4699630039337395358" text:style-name="L1">
        <text:list-item>
          <text:p text:style-name="P26">Input data to use for search (in this case single and binary Boolean values) </text:p>
        </text:list-item>
        <text:list-item>
          <text:p text:style-name="P26"><text:span text:style-name="T11">For each function `X` and `Y`, f</text:span>ind symmetric path candidates `<text:span text:style-name="T11">X</text:span>[<text:span text:style-name="T11">Y</text:span>]` <text:span text:style-name="T11">in context of data</text:span></text:p>
        </text:list-item>
        <text:list-item>
          <text:p text:style-name="P27">For each candidate `X[Y]` and function `Z` look for relation `X[Y] &lt;=&gt; Z`</text:p>
        </text:list-item>
        <text:list-item>
          <text:p text:style-name="P27">Print out relations</text:p>
        </text:list-item>
      </text:list>
      <text:p text:style-name="P14"/>
      <text:p text:style-name="P14">Finding symmetric path candidates (Dyon code):</text:p>
      <text:p text:style-name="P14"/>
      <text:p text:style-name="P15">/// Infers whether a path can be used for a function</text:p>
      <text:p text:style-name="P15">/// in a symmetric way for both arguments and result.</text:p>
      <text:p text:style-name="P15">sym(f: \([]) -&gt; any, p: \([]) -&gt; any, args: []) =</text:p>
      <text:p text:style-name="P15"><text:s text:c="4"/>all i {is_ok(try \p([args[i]]))} &amp;&amp;</text:p>
      <text:p text:style-name="P15"><text:s text:c="4"/>is_ok(try \p([\f(args)]))</text:p>
      <text:p text:style-name="P15"/>
      <text:p text:style-name="P15">// Find symmetric path candidates.</text:p>
      <text:p text:style-name="P15">find_sym_candidates__functions_data(fs, data) = {</text:p>
      <text:p text:style-name="P15"><text:s text:c="4"/>fs_keys := keys(fs)</text:p>
      <text:p text:style-name="P15"><text:s text:c="4"/>n := len(fs_keys)</text:p>
      <text:p text:style-name="P15"><text:s text:c="4"/>sym_candidates := []</text:p>
      <text:p text:style-name="P15"><text:s text:c="4"/>for i, j {</text:p>
      <text:p text:style-name="P15"><text:s text:c="8"/>a := fs_keys[i]</text:p>
      <text:p text:style-name="P15"><text:s text:c="8"/>b := fs_keys[j]</text:p>
      <text:p text:style-name="P15"><text:s text:c="8"/>if !all h {sym(fs[a], fs[b], data[h])} {continue}</text:p>
      <text:p text:style-name="P15"><text:s text:c="8"/>push(mut sym_candidates, [a, b])</text:p>
      <text:p text:style-name="P15"><text:s text:c="4"/>}</text:p>
      <text:p text:style-name="P15"><text:s text:c="4"/>clone(sym_candidates)</text:p>
      <text:p text:style-name="P15">}</text:p>
      <text:p text:style-name="P14"/>
      <text:p text:style-name="P14">Finding symmetric paths among candidates (Dyon code):</text:p>
      <text:p text:style-name="P14"/>
      <text:p text:style-name="P15">/// Finds symmetric paths.</text:p>
      <text:p text:style-name="P15">find_sym_paths__functions_candidates_data(fs, sym_candidates, data) = {</text:p>
      <text:p text:style-name="P15"><text:s text:c="4"/>fs_keys := keys(fs)</text:p>
      <text:p text:style-name="P15"><text:s text:c="4"/>sym_paths := []</text:p>
      <text:p text:style-name="P15"><text:s text:c="4"/>for i {</text:p>
      <text:p text:style-name="P15"><text:s text:c="8"/>a := sym_candidates[i][0]</text:p>
      <text:p text:style-name="P15"><text:s text:c="8"/>b := sym_candidates[i][1]</text:p>
      <text:p text:style-name="P15"><text:s text:c="8"/>fa := fs[a]</text:p>
      <text:p text:style-name="P15"><text:s text:c="8"/>fb := fs[b]</text:p>
      <text:p text:style-name="P15"><text:s text:c="8"/>for j {</text:p>
      <text:p text:style-name="P15"><text:s text:c="12"/>c := fs_keys[j]</text:p>
      <text:p text:style-name="P15"><text:s text:c="12"/>fc := fs[c]</text:p>
      <text:p text:style-name="P15"><text:s text:c="12"/>if all h {</text:p>
      <text:p text:style-name="P15"><text:s text:c="16"/>ls := try \fb([\fa(data[h])])</text:p>
      <text:p text:style-name="P15"><text:s text:c="16"/>rs := try \fc(sift k {\fb([data[h][k]])})</text:p>
      <text:p text:style-name="P15"><text:s text:c="16"/>if is_err(ls) || is_err(rs) {false}</text:p>
      <text:p text:style-name="P15"><text:s text:c="16"/>else {</text:p>
      <text:p text:style-name="P15"><text:s text:c="20"/>cmp := try unwrap(ls) == unwrap(rs)</text:p>
      <text:p text:style-name="P15"><text:s text:c="20"/>if is_err(cmp) {false}</text:p>
      <text:p text:style-name="P15"><text:s text:c="20"/>else {unwrap(cmp)}</text:p>
      <text:p text:style-name="P15"><text:s text:c="16"/>}</text:p>
      <text:p text:style-name="P15"><text:s text:c="12"/>} {</text:p>
      <text:p text:style-name="P15"><text:s text:c="16"/>push(mut sym_paths, [a, b, c])</text:p>
      <text:p text:style-name="P15"><text:s text:c="12"/>}</text:p>
      <text:p text:style-name="P15"><text:s text:c="8"/>}</text:p>
      <text:p text:style-name="P15"><text:s text:c="4"/>}</text:p>
      <text:p text:style-name="P15"><text:s text:c="4"/>clone(sym_paths)</text:p>
      <text:p text:style-name="P15">}</text:p>
      <text:p text:style-name="P16"/>
      <text:p text:style-name="P16">Full source code: <text:a xlink:type="simple" xlink:href="https://github.com/bvssvni/path_semantics/tree/master/dyon_experiments/sym_extract" text:style-name="Internet_20_link" text:visited-style-name="Visited_20_Internet_20_Link">https://github.com/bvssvni/path_semantics/tree/master/dyon_experiments/sym_extract</text:a></text:p>
      <text:p text:style-name="Text_20_body"/>
      <text:h text:style-name="P29" text:outline-level="3">Further research</text:h>
      <text:p text:style-name="P17">The algorithm used for symmetric path search is very simple, but has a <text:span text:style-name="T12">cool</text:span> property: It finds <text:span text:style-name="T13">paths</text:span> that are consistent with the input. For example:</text:p>
      <text:p text:style-name="P17"/>
      <text:list xml:id="list4973036192716642682" text:style-name="L2">
        <text:list-item>
          <text:p text:style-name="P28"><text:span text:style-name="T16">When</text:span> you search with booleans, you get <text:span text:style-name="T21">conjectures</text:span> about booleans</text:p>
        </text:list-item>
        <text:list-item>
          <text:p text:style-name="P28"><text:span text:style-name="T16">When</text:span> you search with numbers, you get <text:span text:style-name="T21">conjectures</text:span> about numbers</text:p>
        </text:list-item>
        <text:list-item>
          <text:p text:style-name="P28"><text:span text:style-name="T16">When</text:span> you search with integers, you get <text:span text:style-name="T21">conjectures</text:span> about integers</text:p>
        </text:list-item>
        <text:list-item>
          <text:p text:style-name="P28"><text:span text:style-name="T16">When</text:span> you search with positive integers, you get <text:span text:style-name="T21">conjectures</text:span> about positive integers</text:p>
        </text:list-item>
        <text:list-item>
          <text:p text:style-name="P28"><text:span text:style-name="T16">When</text:span> you search with lists, you get <text:span text:style-name="T21">conjectures</text:span> about lists</text:p>
        </text:list-item>
      </text:list>
      <text:p text:style-name="P17"/>
      <text:p text:style-name="P18">The reason this works is that paths are functions themselves, so the algorithm needs no pre-knowledge. It simply tries everything, but only functions that accepts the input <text:span text:style-name="T16">get</text:span> listed as path candidates. As a result the <text:span text:style-name="T22">conjectures</text:span> it finds are actually about the <text:span text:style-name="T19">unknown </text:span>type and constraints of <text:span text:style-name="T19">the </text:span>data you put in.</text:p>
      <text:p text:style-name="P18"/>
      <text:p text:style-name="P19">For example, <text:span text:style-name="T23">the set of </text:span>positive <text:span text:style-name="T23">integers</text:span> <text:span text:style-name="T23">is</text:span> a subset of <text:span text:style-name="T23">the set of integers</text:span>, <text:span text:style-name="T15">so the paths that hold for positive integers includes all paths that holds for integers.</text:span></text:p>
      <text:p text:style-name="P20"/>
      <text:p text:style-name="P21">This might be used to learn types of data <text:span text:style-name="T17">using only</text:span> examples and a knowledge base of fu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8:37:28.696684000</meta:creation-date>
    <dc:date>2016-12-23T02:49:29.478466000</dc:date>
    <meta:editing-duration>PT5H52M4S</meta:editing-duration>
    <meta:editing-cycles>94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97" meta:word-count="735" meta:character-count="4757" meta:non-whitespace-character-count="3759"/>
  </office:meta>
</office:document-meta>
</file>